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40000064078FADD346F2E27D9.jpg" manifest:media-type="image/jpeg"/>
  <manifest:file-entry manifest:full-path="Pictures/100000000000038400000640A3ABF94E3F3D6D02.jpg" manifest:media-type="image/jpeg"/>
  <manifest:file-entry manifest:full-path="Pictures/10000000000003840000064043E9EE1926353280.jpg" manifest:media-type="image/jpeg"/>
  <manifest:file-entry manifest:full-path="Pictures/10000000000003840000064017210F5A288D6D8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10.687cm" svg:y="3.985cm" svg:width="4.103cm" svg:height="7.281cm" draw:z-index="0" draw:transform="translate (-12.7385cm -7.6255cm) rotate (1.5707963267949) translate (12.7385cm 7.6255cm)"><draw:image xlink:href="Pictures/10000000000003840000064017210F5A288D6D8F.jpg" xlink:type="simple" xlink:show="embed" xlink:actuate="onLoad" draw:mime-type="image/jpeg"/></draw:frame><draw:frame draw:style-name="fr1" draw:name="Image2" text:anchor-type="char" svg:x="2.159cm" svg:y="4.431cm" svg:width="4.625cm" svg:height="8.216cm" draw:z-index="1" draw:transform="translate (-4.4715cm -8.539cm) rotate (1.5707963267949) translate (4.4715cm 8.539cm)"><draw:image xlink:href="Pictures/10000000000003840000064043E9EE1926353280.jpg" xlink:type="simple" xlink:show="embed" xlink:actuate="onLoad" draw:mime-type="image/jpeg"/></draw:frame><draw:frame draw:style-name="fr1" draw:name="Image3" text:anchor-type="char" svg:x="2.233cm" svg:y="-1.231cm" svg:width="4.697cm" svg:height="8.345cm" draw:z-index="2" draw:transform="translate (-4.5815cm -2.9415cm) rotate (1.5707963267949) translate (4.5815cm 2.9415cm)"><draw:image xlink:href="Pictures/100000000000038400000640A3ABF94E3F3D6D02.jpg" xlink:type="simple" xlink:show="embed" xlink:actuate="onLoad" draw:mime-type="image/jpeg"/></draw:frame><draw:frame draw:style-name="fr1" draw:name="Image4" text:anchor-type="char" svg:x="10.546cm" svg:y="-1.027cm" svg:width="4.253cm" svg:height="7.558cm" draw:z-index="3" draw:transform="translate (-12.6725cm -2.752cm) rotate (1.5707963267949) translate (12.6725cm 2.752cm)"><draw:image xlink:href="Pictures/10000000000003840000064078FADD346F2E27D9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2T16:54:44.240136399</meta:creation-date>
    <dc:date>2021-11-23T14:03:41.206448752</dc:date>
    <meta:editing-duration>PT7M32S</meta:editing-duration>
    <meta:editing-cycles>4</meta:editing-cycles>
    <meta:generator>LibreOffice/7.1.6.2$Linux_X86_64 LibreOffice_project/10$Build-2</meta:generator>
    <meta:print-date>2021-11-23T14:02:25.344528931</meta:print-date>
    <meta:document-statistic meta:table-count="0" meta:image-count="4" meta:object-count="0" meta:page-count="1" meta:paragraph-count="0" meta:word-count="0" meta:character-count="0" meta:non-whitespace-character-count="0"/>
  </office:meta>
</office:document-meta>
</file>